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3f37b" officeooo:paragraph-rsid="0003f37b" style:font-size-asian="19.25pt" style:font-size-complex="22pt"/>
    </style:style>
    <style:style style:name="P2" style:family="paragraph" style:parent-style-name="Standard">
      <style:text-properties fo:font-size="22pt" officeooo:rsid="0003f37b" officeooo:paragraph-rsid="0003f37b" style:font-size-asian="22pt" style:font-size-complex="22pt"/>
    </style:style>
    <style:style style:name="P3" style:family="paragraph" style:parent-style-name="Standard">
      <style:text-properties fo:font-size="22pt" officeooo:rsid="0003f37b" officeooo:paragraph-rsid="000781ed" style:font-size-asian="22pt" style:font-size-complex="22pt"/>
    </style:style>
    <style:style style:name="P4" style:family="paragraph" style:parent-style-name="Standard">
      <style:text-properties fo:font-size="22pt" officeooo:rsid="0003f37b" officeooo:paragraph-rsid="000926ff" style:font-size-asian="22pt" style:font-size-complex="22pt"/>
    </style:style>
    <style:style style:name="P5" style:family="paragraph" style:parent-style-name="Standard">
      <style:text-properties fo:font-size="22pt" officeooo:rsid="0005c675" officeooo:paragraph-rsid="0005c675" style:font-size-asian="22pt" style:font-size-complex="22pt"/>
    </style:style>
    <style:style style:name="P6" style:family="paragraph" style:parent-style-name="Standard">
      <style:text-properties fo:font-size="22pt" officeooo:rsid="000781ed" officeooo:paragraph-rsid="000781ed" style:font-size-asian="22pt" style:font-size-complex="22pt"/>
    </style:style>
    <style:style style:name="P7" style:family="paragraph" style:parent-style-name="Standard">
      <style:text-properties fo:font-size="22pt" officeooo:rsid="000b8189" officeooo:paragraph-rsid="000b8189" style:font-size-asian="22pt" style:font-size-complex="22pt"/>
    </style:style>
    <style:style style:name="T1" style:family="text">
      <style:text-properties officeooo:rsid="000781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/5</text:p>
      <text:p text:style-name="P2">1 需求分析：</text:p>
      <text:p text:style-name="P2">資料庫的前端管理界面：</text:p>
      <text:p text:style-name="P2">//登陸相關：註冊，登陸；（內部使用）</text:p>
      <text:p text:style-name="P2">解析gpx檔案，解析完後，可以查看；</text:p>
      <text:p text:style-name="P2">做成本地的有界面的軟體就好，不用作成web版本的；</text:p>
      <text:p text:style-name="P2"/>
      <text:p text:style-name="P5">2 功能分析：</text:p>
      <text:p text:style-name="P3">先做local可以做的：gpx解析的部分；</text:p>
      <text:p text:style-name="P3">解析：自動匯入資料夾中的所有文件；</text:p>
      <text:p text:style-name="P3">ui：gpx解析完之後，可以在高德地圖展示；</text:p>
      <text:p text:style-name="P3">解析完的資料，打包成 to<text:span text:style-name="T1">SQL.py中的資料格式；</text:span></text:p>
      <text:p text:style-name="P4">出來的資料，要綁定工棚；</text:p>
      <text:p text:style-name="P4">會有一個工棚列表，如果沒有的話，就要自己輸入；</text:p>
      <text:p text:style-name="P4">路線是在工棚的目錄下面，也就是說如果工棚不存在，就要自己輸入工棚；</text:p>
      <text:p text:style-name="P3">後台：可以修改雲端伺服器；</text:p>
      <text:p text:style-name="P3">刪除防呆：跳彈窗“確認”；</text:p>
      <text:p text:style-name="P3">雲端資料庫：登陸，更新，刪除，插入，查找；</text:p>
      <text:p text:style-name="P2"/>
      <text:p text:style-name="P6">3 匯入資料在bitbucket上面；</text:p>
      <text:p text:style-name="P6"><text:soft-page-break/></text:p>
      <text:p text:style-name="P7">4 排程2周：先做一個demo 出來；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1:06:25.408702128</meta:creation-date>
    <meta:generator>LibreOffice/6.4.7.2$Linux_X86_64 LibreOffice_project/40$Build-2</meta:generator>
    <dc:date>2022-05-05T12:31:24.143842152</dc:date>
    <meta:editing-duration>PT2M5S</meta:editing-duration>
    <meta:editing-cycles>3</meta:editing-cycles>
    <meta:document-statistic meta:table-count="0" meta:image-count="0" meta:object-count="0" meta:page-count="2" meta:paragraph-count="19" meta:word-count="289" meta:character-count="329" meta:non-whitespace-character-count="323"/>
  </office:meta>
</office:document-meta>
</file>